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end" style:justify-single-word="false"/>
      <style:text-properties fo:font-size="14pt" style:text-underline-style="none" fo:font-weight="normal" officeooo:rsid="0013465b" officeooo:paragraph-rsid="0013465b"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font-size="28pt" style:text-underline-style="solid" style:text-underline-width="auto" style:text-underline-color="font-color" fo:font-weight="bold" officeooo:rsid="000ebf74" officeooo:paragraph-rsid="000ebf74" style:font-size-asian="28pt" style:font-weight-asian="bold" style:font-size-complex="28pt" style:font-weight-complex="bold"/>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ebf74" officeooo:paragraph-rsid="000ebf74"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style:text-underline-style="none" fo:font-weight="normal" officeooo:rsid="000ebf74" officeooo:paragraph-rsid="000ebf74"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style:text-underline-style="none" fo:font-weight="normal" officeooo:rsid="000ebf74" officeooo:paragraph-rsid="00107618"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124e2f" officeooo:paragraph-rsid="0011d752"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officeooo:rsid="001346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lhan DOLOU</text:p>
      <text:p text:style-name="P2">Rapport individuel</text:p>
      <text:p text:style-name="P2"/>
      <text:p text:style-name="P3">I. Travail personnel </text:p>
      <text:p text:style-name="P4"/>
      <text:p text:style-name="P4">Personnellement, j’ai été missionné <text:span text:style-name="Strong_20_Emphasis"><text:span text:style-name="T1">pour</text:span></text:span> comprendre comment effectuer le lien entre le fichier json et JAVA, ainsi que <text:span text:style-name="Strong_20_Emphasis"><text:span text:style-name="T1">pour</text:span></text:span> réaliser les méthodes des premières requêtes que l’on <text:span text:style-name="T2">a</text:span> dû implémenter. En effet, ayant plus de mal que ma camarade dans cette discipline, elle m’a laissé une partie plus simple, afin que chacun puisse quand même travailler. J’ai donc fait la partie échauffement, et <text:span text:style-name="Strong_20_Emphasis"><text:span text:style-name="T1">collaborateurs</text:span></text:span><text:span text:style-name="Strong_20_Emphasis"> </text:span><text:span text:style-name="Strong_20_Emphasis"><text:span text:style-name="T1">communs</text:span></text:span>, puis j’ai aidé comme j’ai pu sur les autres méthodes à coder. Au niveau des difficultés rencontrées, j’ai tout d’abord eu des problèmes avec mon ordinateur personnel <text:span text:style-name="Strong_20_Emphasis"><text:span text:style-name="T1">où</text:span></text:span> les commandes github ne marchaient plus au bout d’un certain moment. J’ai donc dû donner mes codes et les <text:span text:style-name="Strong_20_Emphasis"><text:span text:style-name="T1">avancées</text:span></text:span> que je faisais par clé, ou par mail à ma camarade. De plus, j’ai aussi eu des problèmes sur la compréhension du sujet. Comme précisé juste avant, j’ai du mal à comprendre les graphes en JAVA, ce qui nous a fait prendre beaucoup de retard. Malgré tout, mon binôme <text:span text:style-name="Strong_20_Emphasis"><text:span text:style-name="T1">a</text:span></text:span> su m’expliquer les choses simplement afin que je puisse réaliser certains points du projet.</text:p>
      <text:p text:style-name="P4"/>
      <text:p text:style-name="P3">II. Les acquis de la formation mobilisés</text:p>
      <text:p text:style-name="P4"/>
      <text:p text:style-name="P5">Durant cette SAE, nous avons mobilisé des connaissances théoriques en graphes (pour la compréhension des requêtes à implémenter), mais aussi des connaissances pratiques en JAVA (qui représente la plus grosse partie de notre SAE) liées aux connaissances acquises en TD de graphe (qui nous <text:span text:style-name="Strong_20_Emphasis"><text:span text:style-name="T1">a</text:span></text:span> appris à utiliser JAVA pour exploiter les graphes, notamment avec jgrapht), et en qualité développement (pour la mise en place de notre github), malgré quelques soucis rencontrés.</text:p>
      <text:p text:style-name="P5"/>
      <text:p text:style-name="P3">III. L’acquisition des compétences de la SAE</text:p>
      <text:p text:style-name="P4"/>
      <text:p text:style-name="P6">Tout d’abord, « Analyser un problème avec méthode (découpage en éléments algorithmiques simples, structure de données) » <text:span text:style-name="Strong_20_Emphasis"><text:span text:style-name="T1">a</text:span></text:span> en effet bien été mis en place, car nous avons dû découper nos programmes pour réaliser différentes <text:span text:style-name="Strong_20_Emphasis"><text:span text:style-name="T1">tâches</text:span></text:span> (acquisition des données au format json, exploitation des données dans un graphe) et pour la structure de données, on <text:span text:style-name="Strong_20_Emphasis"><text:span text:style-name="T1">a</text:span></text:span> dû manipuler des données au format json afin de les exploiter pour en tirer des connaissances. Ensuite, « Comparer des algorithmes pour des problèmes classiques (tris simples, recherche) » correspond aux méthodes créées lors de cette SAE (distanceMax, distanceMoyenne par exemple) qui sont des méthodes qui sont <text:span text:style-name="Strong_20_Emphasis"><text:span text:style-name="T1">comparables</text:span></text:span> à des algorithmes de problèmes classiques (<text:span text:style-name="Strong_20_Emphasis"><text:span text:style-name="T1">dans notre cas des algorithmes de recherche de maximum ou de moyenne</text:span></text:span>).<text:line-break/>Enfin, « Formaliser et mettre en œuvre des outils mathématiques pour l’informatique » est l’essence même de notre SAE. On devait utiliser nos bases <text:span text:style-name="Strong_20_Emphasis"><text:span text:style-name="T1">théoriques</text:span></text:span> vues en cours de graph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30T15:31:41.784753961</meta:creation-date>
    <dc:date>2025-06-01T18:56:45.634477990</dc:date>
    <meta:editing-duration>PT43M20S</meta:editing-duration>
    <meta:editing-cycles>9</meta:editing-cycles>
    <meta:generator>LibreOffice/25.2.2.2$Linux_X86_64 LibreOffice_project/520$Build-2</meta:generator>
    <meta:document-statistic meta:table-count="0" meta:image-count="0" meta:object-count="0" meta:page-count="1" meta:paragraph-count="8" meta:word-count="422" meta:character-count="2631" meta:non-whitespace-character-count="2216"/>
  </office:meta>
</office:document-meta>
</file>